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2.90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2" style:family="table-row">
      <style:table-row-properties style:min-row-height="3.15cm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5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37e7" officeooo:paragraph-rsid="002237e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3c749" officeooo:paragraph-rsid="0023c749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23c749" officeooo:paragraph-rsid="0023c74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49bd8" officeooo:paragraph-rsid="00249bd8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55859" officeooo:paragraph-rsid="00255859"/>
    </style:style>
    <style:style style:name="P11" style:family="paragraph" style:parent-style-name="Standard">
      <style:text-properties officeooo:paragraph-rsid="001376c2"/>
    </style:style>
    <style:style style:name="P12" style:family="paragraph" style:parent-style-name="Text_20_body">
      <style:text-properties style:font-name="Arial" officeooo:rsid="0014756d" officeooo:paragraph-rsid="0014756d"/>
    </style:style>
    <style:style style:name="P13" style:family="paragraph" style:parent-style-name="Table_20_Contents" style:list-style-name="L1">
      <style:text-properties style:font-name="Arial" officeooo:rsid="001f4fc9" officeooo:paragraph-rsid="001f4fc9"/>
    </style:style>
    <style:style style:name="P14" style:family="paragraph" style:parent-style-name="Table_20_Contents" style:list-style-name="L1">
      <style:text-properties style:font-name="Arial" officeooo:rsid="0023c749" officeooo:paragraph-rsid="0023c749"/>
    </style:style>
    <style:style style:name="P15" style:family="paragraph" style:parent-style-name="Table_20_Contents" style:list-style-name="L1">
      <style:text-properties style:font-name="Arial" officeooo:rsid="00249bd8" officeooo:paragraph-rsid="00249bd8"/>
    </style:style>
    <style:style style:name="P16" style:family="paragraph" style:parent-style-name="Table_20_Contents" style:list-style-name="L1">
      <style:text-properties style:font-name="Arial" fo:font-style="italic" officeooo:rsid="00255859" officeooo:paragraph-rsid="00255859" style:font-style-asian="italic" style:font-style-complex="italic"/>
    </style:style>
    <style:style style:name="P17" style:family="paragraph" style:parent-style-name="Table_20_Contents">
      <style:text-properties style:font-name="Arial" officeooo:rsid="0014756d" officeooo:paragraph-rsid="00271a2b"/>
    </style:style>
    <style:style style:name="T1" style:family="text">
      <style:text-properties fo:font-weight="bold" officeooo:rsid="0019ba97" style:font-weight-asian="bold" style:font-weight-complex="bold"/>
    </style:style>
    <style:style style:name="T2" style:family="text">
      <style:text-properties fo:font-weight="bold" officeooo:rsid="001a234a" style:font-weight-asian="bold" style:font-weight-complex="bold"/>
    </style:style>
    <style:style style:name="T3" style:family="text">
      <style:text-properties fo:font-weight="bold" officeooo:rsid="0020c668" style:font-weight-asian="bold" style:font-weight-complex="bold"/>
    </style:style>
    <style:style style:name="T4" style:family="text">
      <style:text-properties fo:font-weight="bold" officeooo:rsid="00271a2b" style:font-weight-asian="bold" style:font-weight-complex="bold"/>
    </style:style>
    <style:style style:name="T5" style:family="text">
      <style:text-properties officeooo:rsid="00255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2</text:span></text:p>
          </table:table-cell>
          <table:table-cell table:style-name="Tabelle4.A1" office:value-type="string">
            <text:p text:style-name="P2">Element: <text:span text:style-name="T3">4</text:span></text:p>
          </table:table-cell>
          <table:table-cell table:style-name="Tabelle4.C1" office:value-type="string">
            <text:p text:style-name="P17">Title: <text:span text:style-name="T4">Boolean expression, Boolean algebra</text:span></text:p>
          </table:table-cell>
        </table:table-row>
        <table:table-row>
          <table:table-cell table:style-name="Tabelle4.A2" table:number-columns-spanned="3" office:value-type="string">
            <text:p text:style-name="P2">Remarks: </text:p>
            <text:p text:style-name="P2"/>
          </table:table-cell>
          <table:covered-table-cell/>
          <table:covered-table-cell/>
        </table:table-row>
      </table:table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4">Boolean expressions</text:p>
            <text:p text:style-name="P4">value comparison</text:p>
          </table:table-cell>
          <table:table-cell table:style-name="Tabelle2.C1" office:value-type="string">
            <text:list xml:id="list3258110021172325022" text:style-name="L1">
              <text:list-item>
                <text:p text:style-name="P13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6">2</text:p>
          </table:table-cell>
          <table:table-cell table:style-name="Tabelle2.A2" office:value-type="string">
            <text:p text:style-name="P4">Data type bool</text:p>
          </table:table-cell>
          <table:table-cell table:style-name="Tabelle2.C4" office:value-type="string">
            <text:list xml:id="list174316585172770" text:continue-numbering="true" text:style-name="L1">
              <text:list-item>
                <text:p text:style-name="P13">Let's review the data type bool. It expresses a truth value, so it is either true or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6">3</text:p>
          </table:table-cell>
          <table:table-cell table:style-name="Tabelle2.A2" office:value-type="string">
            <text:p text:style-name="P4">Comparison</text:p>
            <text:p text:style-name="P4">=, &lt;&gt;, &lt;, &gt;, &lt;=, &gt;=</text:p>
          </table:table-cell>
          <table:table-cell table:style-name="Tabelle2.C4" office:value-type="string">
            <text:list xml:id="list174316585161030" text:continue-numbering="true" text:style-name="L1">
              <text:list-item>
                <text:p text:style-name="P13">How can we get a truth value? In most cases we do a comparison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6">4</text:p>
          </table:table-cell>
          <table:table-cell table:style-name="Tabelle2.A2" office:value-type="string">
            <text:p text:style-name="P4">3 &gt; 1 =&gt; true</text:p>
            <text:p text:style-name="P4">3&lt; 2 =&gt; false</text:p>
          </table:table-cell>
          <table:table-cell table:style-name="Tabelle2.C4" office:value-type="string">
            <text:list xml:id="list174316600151633" text:continue-numbering="true" text:style-name="L1">
              <text:list-item>
                <text:p text:style-name="P13">Here are some examples of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6">5</text:p>
          </table:table-cell>
          <table:table-cell table:style-name="Tabelle2.A2" office:value-type="string">
            <text:p text:style-name="P5"><text:s text:c="6"/>a = 5</text:p>
            <text:p text:style-name="P5"/>
            <text:p text:style-name="P5"><text:s text:c="6"/>If a &gt; 3 Then</text:p>
            <text:p text:style-name="P5"><text:s text:c="8"/>print “a is &gt; 3”</text:p>
            <text:p text:style-name="P5"><text:s text:c="6"/>End If</text:p>
          </table:table-cell>
          <table:table-cell table:style-name="Tabelle2.C9" office:value-type="string">
            <text:list xml:id="list174316600152315" text:continue-numbering="true" text:style-name="L1">
              <text:list-item>
                <text:p text:style-name="P13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6</text:p>
          </table:table-cell>
          <table:table-cell table:style-name="Tabelle2.A2" office:value-type="string">
            <text:p text:style-name="P7">Boolean operations</text:p>
            <text:p text:style-name="P7">AND, OR, NOT</text:p>
          </table:table-cell>
          <table:table-cell table:style-name="Tabelle2.C9" office:value-type="string">
            <text:list xml:id="list174316600176201" text:continue-numbering="true" text:style-name="L1">
              <text:list-item>
                <text:p text:style-name="P14">But we can also connect single conditions using Boolean algebra</text:p>
              </text:list-item>
              <text:list-item>
                <text:p text:style-name="P14">AND and OR operation</text:p>
              </text:list-item>
              <text:list-item>
                <text:p text:style-name="P14">Or NOT to negate a Boolean valu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7</text:p>
          </table:table-cell>
          <table:table-cell table:style-name="Tabelle2.A2" office:value-type="string">
            <text:p text:style-name="P7">NOT</text:p>
          </table:table-cell>
          <table:table-cell table:style-name="Tabelle2.C9" office:value-type="string">
            <text:list xml:id="list174316600180138" text:continue-numbering="true" text:style-name="L1">
              <text:list-item>
                <text:p text:style-name="P14">Let's start with the simplest one: the NOT operation, also called Boolean negation</text:p>
              </text:list-item>
              <text:list-item>
                <text:p text:style-name="P14">It simply turns a truth value around: it turns true into false, and false into true</text:p>
              </text:list-item>
              <text:list-item>
                <text:p text:style-name="P15">If we want to express the opposite of something</text:p>
              </text:list-item>
            </text:list>
          </table:table-cell>
        </table:table-row>
        <text:soft-page-break/>
        <table:table-row table:style-name="Tabelle2.2">
          <table:table-cell table:style-name="Tabelle2.A2" office:value-type="string">
            <text:p text:style-name="P7">8</text:p>
          </table:table-cell>
          <table:table-cell table:style-name="Tabelle2.A2" office:value-type="string">
            <text:p text:style-name="P8"><text:s text:c="6"/>If a &gt; 3 Then</text:p>
            <text:p text:style-name="P8"><text:s text:c="6"/>End If</text:p>
            <text:p text:style-name="P8"/>
            <text:p text:style-name="P8"><text:s text:c="6"/>If Not a &gt; 3 Then</text:p>
            <text:p text:style-name="P8"><text:s text:c="6"/>End If</text:p>
          </table:table-cell>
          <table:table-cell table:style-name="Tabelle2.C9" office:value-type="string">
            <text:list xml:id="list174316616153108" text:continue-numbering="true" text:style-name="L1">
              <text:list-item>
                <text:p text:style-name="P14">Look at this example: the first if-statement is true, if the value of a is greater than 3</text:p>
              </text:list-item>
              <text:list-item>
                <text:p text:style-name="P14">The truth value of the second if-statement is simply turned around: it is false, if the value of a is greater than 3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9</text:p>
          </table:table-cell>
          <table:table-cell table:style-name="Tabelle2.A2" office:value-type="string">
            <text:p text:style-name="P8"><text:s text:c="6"/>If Not a &gt; 3 Then</text:p>
            <text:p text:style-name="P8"><text:s text:c="6"/>End If</text:p>
          </table:table-cell>
          <table:table-cell table:style-name="Tabelle2.C9" office:value-type="string">
            <text:list xml:id="list174316616153058" text:continue-numbering="true" text:style-name="L1">
              <text:list-item>
                <text:p text:style-name="P14">Example a = 5:</text:p>
              </text:list-item>
              <text:list-item>
                <text:p text:style-name="P14">5 &gt; 3 =&gt; true</text:p>
              </text:list-item>
              <text:list-item>
                <text:p text:style-name="P14">Then we negate it, we turn the truth value around, true becomes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10</text:p>
          </table:table-cell>
          <table:table-cell table:style-name="Tabelle2.A2" office:value-type="string">
            <text:p text:style-name="P9">AND</text:p>
          </table:table-cell>
          <table:table-cell table:style-name="Tabelle2.C11" office:value-type="string">
            <text:list xml:id="list174316616170823" text:continue-numbering="true" text:style-name="L1">
              <text:list-item>
                <text:p text:style-name="P15">Example: a &gt;= 5 And a &lt;= 10</text:p>
              </text:list-item>
              <text:list-item>
                <text:p text:style-name="P15">The expression is true If the left part of the And and the right part of the And are true</text:p>
              </text:list-item>
              <text:list-item>
                <text:p text:style-name="P15">So a number is between 5 and 10 if it is greater or equal to 5 AND less or equal to 10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0">11</text:p>
          </table:table-cell>
          <table:table-cell table:style-name="Tabelle2.A2" office:value-type="string">
            <text:p text:style-name="P10">{And truth table}</text:p>
          </table:table-cell>
          <table:table-cell table:style-name="Tabelle2.C11" office:value-type="string">
            <text:list xml:id="list174316647168666" text:continue-numbering="true" text:style-name="L1">
              <text:list-item>
                <text:p text:style-name="P16">Explain And truth tabl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9">1<text:span text:style-name="T5">2</text:span></text:p>
          </table:table-cell>
          <table:table-cell table:style-name="Tabelle2.A2" office:value-type="string">
            <text:p text:style-name="P9">OR</text:p>
          </table:table-cell>
          <table:table-cell table:style-name="Tabelle2.C12" office:value-type="string">
            <text:list xml:id="list174316647152142" text:continue-numbering="true" text:style-name="L1">
              <text:list-item>
                <text:p text:style-name="P15">Example: color = “red” Or color = “blue”</text:p>
              </text:list-item>
              <text:list-item>
                <text:p text:style-name="P15">The expression is true If either the left part of the Or or the right part of the Or is tru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0">13</text:p>
          </table:table-cell>
          <table:table-cell table:style-name="Tabelle2.A2" office:value-type="string">
            <text:p text:style-name="P10">{Or truth table}</text:p>
          </table:table-cell>
          <table:table-cell table:style-name="Tabelle2.C13" office:value-type="string">
            <text:list xml:id="list174316647157976" text:continue-numbering="true" text:style-name="L1">
              <text:list-item>
                <text:p text:style-name="P16">Explain Or truth table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52M33S</meta:editing-duration>
    <meta:editing-cycles>12</meta:editing-cycles>
    <meta:generator>LibreOffice/4.1.3.2$Windows_x86 LibreOffice_project/70feb7d99726f064edab4605a8ab840c50ec57a</meta:generator>
    <dc:date>2015-08-04T17:43:16.518000000</dc:date>
    <meta:document-statistic meta:table-count="3" meta:image-count="0" meta:object-count="0" meta:page-count="2" meta:paragraph-count="66" meta:word-count="429" meta:character-count="1959" meta:non-whitespace-character-count="1556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